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8486in"/>
    </style:style>
    <style:style style:name="Table1.B" style:family="table-column">
      <style:table-column-properties style:column-width="1.6646in"/>
    </style:style>
    <style:style style:name="Table1.C" style:family="table-column">
      <style:table-column-properties style:column-width="1.3347in"/>
    </style:style>
    <style:style style:name="Table1.D" style:family="table-column">
      <style:table-column-properties style:column-width="2.077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paragraph-rsid="00113328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<text:span text:style-name="Strong_20_Emphasis">Low-Pass Filter (LPF)</text:span></text:h>
      <text:p text:style-name="Text_20_body"><text:span text:style-name="Strong_20_Emphasis">Use when:</text:span></text:p>
      <text:list text:style-name="L1">
        <text:list-item>
          <text:p text:style-name="P2">Removing high-frequency noise</text:p>
        </text:list-item>
        <text:list-item>
          <text:p text:style-name="P2">Softening brightness</text:p>
        </text:list-item>
        <text:list-item>
          <text:p text:style-name="P2">Emulating distance / roll-off</text:p>
        </text:list-item>
        <text:list-item>
          <text:p text:style-name="P2">Anti-aliasing before downsampling</text:p>
        </text:list-item>
      </text:list>
      <text:p text:style-name="Text_20_body"><text:span text:style-name="Strong_20_Emphasis">Behavior:</text:span><text:line-break/>Everything below the cutoff passes; above it attenuates.</text:p>
      <text:p text:style-name="Text_20_body"><text:span text:style-name="Strong_20_Emphasis">In EQ practice:</text:span><text:line-break/>Less commonly used as a “band EQ”; more often used for shaping tone (e.g., warming a mic signal, taming cymbal harshness).</text:p>
      <text:p text:style-name="Horizontal_20_Line"/>
      <text:h text:style-name="Heading_20_1" text:outline-level="1">2. <text:span text:style-name="Strong_20_Emphasis">High-Pass Filter (HPF)</text:span></text:h>
      <text:p text:style-name="Text_20_body"><text:span text:style-name="Strong_20_Emphasis">Use when:</text:span></text:p>
      <text:list text:style-name="L2">
        <text:list-item>
          <text:p text:style-name="P3">Removing low-frequency rumble, mic-handling noise</text:p>
        </text:list-item>
        <text:list-item>
          <text:p text:style-name="P3">Cleaning up vocals (“rumble-cut”)</text:p>
        </text:list-item>
        <text:list-item>
          <text:p text:style-name="P3">Eliminating sub-bass energy that speakers can’t reproduce</text:p>
        </text:list-item>
        <text:list-item>
          <text:p text:style-name="P3">Tightening mixes by removing mud</text:p>
        </text:list-item>
      </text:list>
      <text:p text:style-name="Text_20_body"><text:span text:style-name="Strong_20_Emphasis">Behavior:</text:span><text:line-break/>Everything above the cutoff passes; below it attenuates.</text:p>
      <text:p text:style-name="Text_20_body"><text:span text:style-name="Strong_20_Emphasis">This is the first filter you insert on almost every live input channel.</text:span></text:p>
      <text:p text:style-name="Horizontal_20_Line"/>
      <text:h text:style-name="Heading_20_1" text:outline-level="1">3. <text:span text:style-name="Strong_20_Emphasis">Band-Pass Filter (BPF, “peak-constant gain”)</text:span></text:h>
      <text:p text:style-name="Text_20_body">You are using RBJ’s 2nd BPF form, which has <text:span text:style-name="Strong_20_Emphasis">0 dB gain at center frequency</text:span> and attenuates above and below.</text:p>
      <text:p text:style-name="Text_20_body"><text:span text:style-name="Strong_20_Emphasis">Use when:</text:span></text:p>
      <text:list text:style-name="L3">
        <text:list-item>
          <text:p text:style-name="P4">Isolating a narrow region of interest</text:p>
        </text:list-item>
        <text:list-item>
          <text:p text:style-name="P4">Extracting harmonics</text:p>
        </text:list-item>
        <text:list-item>
          <text:p text:style-name="P4"><text:soft-page-break/>Emphasizing a resonance without overall gain</text:p>
        </text:list-item>
        <text:list-item>
          <text:p text:style-name="P4">Whistling / tone detection</text:p>
        </text:list-item>
        <text:list-item>
          <text:p text:style-name="P4">Synth design (formants, resonators)</text:p>
        </text:list-item>
      </text:list>
      <text:p text:style-name="Text_20_body"><text:span text:style-name="Strong_20_Emphasis">Behavior:</text:span><text:line-break/>Only a band <text:span text:style-name="Emphasis">around</text:span> <text:span text:style-name="Source_20_Text">f0</text:span> passes; the rest is attenuated.</text:p>
      <text:p text:style-name="Text_20_body"><text:span text:style-name="Strong_20_Emphasis">Note:</text:span><text:line-break/>Not typically used for equalization of full-range audio signals — more a <text:span text:style-name="Emphasis">filtering</text:span> component than a musical EQ.</text:p>
      <text:p text:style-name="Horizontal_20_Line"/>
      <text:h text:style-name="Heading_20_1" text:outline-level="1">4. <text:span text:style-name="Strong_20_Emphasis">Notch Filter (Band-reject)</text:span></text:h>
      <text:p text:style-name="Text_20_body"><text:span text:style-name="Strong_20_Emphasis">Use when:</text:span></text:p>
      <text:list text:style-name="L4">
        <text:list-item>
          <text:p text:style-name="P5">Removing a specific narrow frequency interference</text:p>
          <text:list>
            <text:list-item>
              <text:p text:style-name="P5">60 Hz hum + harmonics</text:p>
            </text:list-item>
            <text:list-item>
              <text:p text:style-name="P5">A feedback whistle</text:p>
            </text:list-item>
            <text:list-item>
              <text:p text:style-name="P5">A ringing room resonance</text:p>
            </text:list-item>
          </text:list>
        </text:list-item>
        <text:list-item>
          <text:p text:style-name="P5">Removing specific spectral components in measurement systems</text:p>
        </text:list-item>
      </text:list>
      <text:p text:style-name="Text_20_body"><text:span text:style-name="Strong_20_Emphasis">Behavior:</text:span><text:line-break/>Everything passes <text:span text:style-name="Strong_20_Emphasis">except</text:span> a narrow band around <text:span text:style-name="Source_20_Text">f0</text:span>.</text:p>
      <text:p text:style-name="Text_20_body"><text:span text:style-name="Strong_20_Emphasis">Notches are surgical: very high-Q values are common (10–50+).</text:span></text:p>
      <text:p text:style-name="Horizontal_20_Line"/>
      <text:h text:style-name="Heading_20_1" text:outline-level="1">5. <text:span text:style-name="Strong_20_Emphasis">All-Pass Filter (APF)</text:span></text:h>
      <text:p text:style-name="Text_20_body">This is one many people skip, but it’s important.</text:p>
      <text:p text:style-name="Text_20_body"><text:span text:style-name="Strong_20_Emphasis">Use when:</text:span></text:p>
      <text:list text:style-name="L5">
        <text:list-item>
          <text:p text:style-name="P6">You want to change <text:span text:style-name="Strong_20_Emphasis">phase</text:span> but not <text:span text:style-name="Strong_20_Emphasis">magnitude</text:span></text:p>
        </text:list-item>
        <text:list-item>
          <text:p text:style-name="P6">Group delay correction</text:p>
        </text:list-item>
        <text:list-item>
          <text:p text:style-name="P6">Phase matching two signals before summing</text:p>
        </text:list-item>
        <text:list-item>
          <text:p text:style-name="P6">Comb-filter cancellation tuning</text:p>
        </text:list-item>
        <text:list-item>
          <text:p text:style-name="P6">Artificial reverb design (all-pass cascades)</text:p>
        </text:list-item>
      </text:list>
      <text:p text:style-name="Text_20_body"><text:soft-page-break/><text:span text:style-name="Strong_20_Emphasis">Behavior:</text:span><text:line-break/>Amplitude stays flat, but phase rotates around <text:span text:style-name="Source_20_Text">f0</text:span>.</text:p>
      <text:p text:style-name="Text_20_body"><text:span text:style-name="Strong_20_Emphasis">In EQ practice:</text:span><text:line-break/>Rarely used by end users, but heavily used <text:span text:style-name="Emphasis">inside</text:span> reverb/chorus/flanger algorithms.</text:p>
      <text:p text:style-name="Horizontal_20_Line"/>
      <text:h text:style-name="Heading_20_1" text:outline-level="1">6. <text:span text:style-name="Strong_20_Emphasis">Peaking Filter (Bell EQ)</text:span></text:h>
      <text:p text:style-name="Text_20_body">This is <text:span text:style-name="Emphasis">the</text:span> standard EQ band.</text:p>
      <text:p text:style-name="Text_20_body"><text:span text:style-name="Strong_20_Emphasis">Use when:</text:span></text:p>
      <text:list text:style-name="L6">
        <text:list-item>
          <text:p text:style-name="P7">Boosting or cutting a specific frequency range</text:p>
        </text:list-item>
        <text:list-item>
          <text:p text:style-name="P7">Correcting room resonances</text:p>
        </text:list-item>
        <text:list-item>
          <text:p text:style-name="P7">Tone shaping (e.g., +3 dB @ 2 kHz on vocals)</text:p>
        </text:list-item>
        <text:list-item>
          <text:p text:style-name="P7">“Fixing harshness,” “adding body,” “cutting mud,” etc.</text:p>
        </text:list-item>
      </text:list>
      <text:p text:style-name="Text_20_body"><text:span text:style-name="Strong_20_Emphasis">Behavior:</text:span><text:line-break/>Boost or cut around <text:span text:style-name="Source_20_Text">f0</text:span>, size of region determined by Q.</text:p>
      <text:p text:style-name="Text_20_body"><text:span text:style-name="Strong_20_Emphasis">This is 90% of what people think of when they say “parametric EQ band.”</text:span></text:p>
      <text:p text:style-name="Horizontal_20_Line"/>
      <text:h text:style-name="Heading_20_1" text:outline-level="1">7. <text:span text:style-name="Strong_20_Emphasis">Low-Shelf Filter</text:span></text:h>
      <text:p text:style-name="Text_20_body"><text:span text:style-name="Strong_20_Emphasis">Use when:</text:span></text:p>
      <text:list text:style-name="L7">
        <text:list-item>
          <text:p text:style-name="P8">Boosting bass (“add warmth”)</text:p>
        </text:list-item>
        <text:list-item>
          <text:p text:style-name="P8">Cutting bass (“reduce rumble / proximity effect”)</text:p>
        </text:list-item>
        <text:list-item>
          <text:p text:style-name="P8">Shaping overall spectral balance</text:p>
        </text:list-item>
      </text:list>
      <text:p text:style-name="Text_20_body"><text:span text:style-name="Strong_20_Emphasis">Behavior:</text:span><text:line-break/>Frequencies <text:span text:style-name="Strong_20_Emphasis">below</text:span> <text:span text:style-name="Source_20_Text">f0</text:span> are boosted or cut.<text:line-break/>Above the shelf, response returns toward 0 dB.</text:p>
      <text:p text:style-name="Text_20_body">Good for musical tone shaping — not surgical.</text:p>
      <text:p text:style-name="Horizontal_20_Line"/>
      <text:h text:style-name="Heading_20_1" text:outline-level="1">8. <text:span text:style-name="Strong_20_Emphasis">High-Shelf Filter</text:span></text:h>
      <text:p text:style-name="Text_20_body"><text:span text:style-name="Strong_20_Emphasis">Use when:</text:span></text:p>
      <text:list text:style-name="L8">
        <text:list-item>
          <text:p text:style-name="P9"><text:soft-page-break/>Adding “air,” brightness, sparkle</text:p>
        </text:list-item>
        <text:list-item>
          <text:p text:style-name="P9">Reducing harshness</text:p>
        </text:list-item>
        <text:list-item>
          <text:p text:style-name="P9">General broadband high-frequency shaping</text:p>
        </text:list-item>
      </text:list>
      <text:p text:style-name="Text_20_body"><text:span text:style-name="Strong_20_Emphasis">Behavior:</text:span><text:line-break/>Frequencies <text:span text:style-name="Strong_20_Emphasis">above</text:span> <text:span text:style-name="Source_20_Text">f0</text:span> are boosted or cut.</text:p>
      <text:p text:style-name="Text_20_body">Also very musical; often used on mix busses or mastering EQ.</text:p>
      <text:p text:style-name="Horizontal_20_Line"/>
      <text:h text:style-name="P1" text:outline-level="1">9. “<text:span text:style-name="Strong_20_Emphasis">Peak-Constant Gain BPF” vs Peaking EQ</text:span></text:h>
      <text:p text:style-name="Text_20_body">You have <text:span text:style-name="Emphasis">two</text:span> midband filters:</text:p>
      <text:h text:style-name="Heading_20_3" text:outline-level="3"><text:span text:style-name="Strong_20_Emphasis">BPF (0 dB at center frequency)</text:span></text:h>
      <text:list text:style-name="L9">
        <text:list-item>
          <text:p text:style-name="P10">Used for filtering, not EQ</text:p>
        </text:list-item>
        <text:list-item>
          <text:p text:style-name="P10">Lets through a narrow slice of spectrum unchanged</text:p>
        </text:list-item>
        <text:list-item>
          <text:p text:style-name="P10">Attenuates outside the band</text:p>
        </text:list-item>
        <text:list-item>
          <text:p text:style-name="P10">No boost at center</text:p>
        </text:list-item>
      </text:list>
      <text:h text:style-name="Heading_20_3" text:outline-level="3"><text:span text:style-name="Strong_20_Emphasis">Peaking EQ (boost/cut)</text:span></text:h>
      <text:list text:style-name="L10">
        <text:list-item>
          <text:p text:style-name="P11">Used for equalization</text:p>
        </text:list-item>
        <text:list-item>
          <text:p text:style-name="P11">Boosts or cuts around the center</text:p>
        </text:list-item>
        <text:list-item>
          <text:p text:style-name="P11">Returns to 0 dB outside the band</text:p>
        </text:list-item>
      </text:list>
      <text:p text:style-name="Text_20_body"><text:span text:style-name="Strong_20_Emphasis">Rule of thumb:</text:span></text:p>
      <text:list text:style-name="L11">
        <text:list-item>
          <text:p text:style-name="P12">If you want a “bell-shaped EQ boost,” use <text:span text:style-name="Strong_20_Emphasis">peaking</text:span>.</text:p>
        </text:list-item>
        <text:list-item>
          <text:p text:style-name="P12">If you want “let only 1–3 kHz through,” use <text:span text:style-name="Strong_20_Emphasis">BPF</text:span>.</text:p>
        </text:list-item>
      </text:list>
      <text:p text:style-name="Text_20_body">They look similar mathematically but are used totally differently.</text:p>
      <text:p text:style-name="Horizontal_20_Line"/>
      <text:h text:style-name="Heading_20_1" text:outline-level="1">Summary Tabl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Filter</text:p>
            </table:table-cell>
            <table:table-cell table:style-name="Table1.A1" office:value-type="string">
              <text:p text:style-name="Table_20_Heading">Passband</text:p>
            </table:table-cell>
            <table:table-cell table:style-name="Table1.A1" office:value-type="string">
              <text:p text:style-name="Table_20_Heading">Useful For</text:p>
            </table:table-cell>
            <table:table-cell table:style-name="Table1.A1" office:value-type="string">
              <text:p text:style-name="Table_20_Heading">Typical Applica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LPF</text:span></text:p>
          </table:table-cell>
          <table:table-cell table:style-name="Table1.A1" office:value-type="string">
            <text:p text:style-name="Table_20_Contents">Below cutoff</text:p>
          </table:table-cell>
          <table:table-cell table:style-name="Table1.A1" office:value-type="string">
            <text:p text:style-name="Table_20_Contents">Remove highs</text:p>
          </table:table-cell>
          <table:table-cell table:style-name="Table1.A1" office:value-type="string">
            <text:p text:style-name="Table_20_Contents">Noise reduction, tone soften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PF</text:span></text:p>
          </table:table-cell>
          <table:table-cell table:style-name="Table1.A1" office:value-type="string">
            <text:p text:style-name="Table_20_Contents">Above cutoff</text:p>
          </table:table-cell>
          <table:table-cell table:style-name="Table1.A1" office:value-type="string">
            <text:p text:style-name="Table_20_Contents">Remove lows</text:p>
          </table:table-cell>
          <table:table-cell table:style-name="Table1.A1" office:value-type="string">
            <text:p text:style-name="Table_20_Contents">Vocal rumble removal, mix cleanup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trong_20_Emphasis">BPF</text:span></text:p>
          </table:table-cell>
          <table:table-cell table:style-name="Table1.A1" office:value-type="string">
            <text:p text:style-name="Table_20_Contents">Only near f0</text:p>
          </table:table-cell>
          <table:table-cell table:style-name="Table1.A1" office:value-type="string">
            <text:p text:style-name="Table_20_Contents">Isolate region</text:p>
          </table:table-cell>
          <table:table-cell table:style-name="Table1.A1" office:value-type="string">
            <text:p text:style-name="Table_20_Contents">Analysis, detection, synthesi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tch</text:span></text:p>
          </table:table-cell>
          <table:table-cell table:style-name="Table1.A1" office:value-type="string">
            <text:p text:style-name="Table_20_Contents">Everything except f0</text:p>
          </table:table-cell>
          <table:table-cell table:style-name="Table1.A1" office:value-type="string">
            <text:p text:style-name="Table_20_Contents">Remove narrow noise</text:p>
          </table:table-cell>
          <table:table-cell table:style-name="Table1.A1" office:value-type="string">
            <text:p text:style-name="Table_20_Contents">Hum/whistle remov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F</text:span></text:p>
          </table:table-cell>
          <table:table-cell table:style-name="Table1.A1" office:value-type="string">
            <text:p text:style-name="Table_20_Contents">All frequencies (phase only)</text:p>
          </table:table-cell>
          <table:table-cell table:style-name="Table1.A1" office:value-type="string">
            <text:p text:style-name="Table_20_Contents">Adjust timing/phase</text:p>
          </table:table-cell>
          <table:table-cell table:style-name="Table1.A1" office:value-type="string">
            <text:p text:style-name="Table_20_Contents">Reverb, delay desig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eaking (Bell)</text:span></text:p>
          </table:table-cell>
          <table:table-cell table:style-name="Table1.A1" office:value-type="string">
            <text:p text:style-name="Table_20_Contents">Around f0</text:p>
          </table:table-cell>
          <table:table-cell table:style-name="Table1.A1" office:value-type="string">
            <text:p text:style-name="Table_20_Contents">Boost/cut</text:p>
          </table:table-cell>
          <table:table-cell table:style-name="Table1.A1" office:value-type="string">
            <text:p text:style-name="Table_20_Contents">Parametric EQ ban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ow-Shelf</text:span></text:p>
          </table:table-cell>
          <table:table-cell table:style-name="Table1.A1" office:value-type="string">
            <text:p text:style-name="Table_20_Contents">Below f0</text:p>
          </table:table-cell>
          <table:table-cell table:style-name="Table1.A1" office:value-type="string">
            <text:p text:style-name="Table_20_Contents">Boost/cut lows</text:p>
          </table:table-cell>
          <table:table-cell table:style-name="Table1.A1" office:value-type="string">
            <text:p text:style-name="Table_20_Contents">Bass shaping, master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igh-Shelf</text:span></text:p>
          </table:table-cell>
          <table:table-cell table:style-name="Table1.A1" office:value-type="string">
            <text:p text:style-name="Table_20_Contents">Above f0</text:p>
          </table:table-cell>
          <table:table-cell table:style-name="Table1.A1" office:value-type="string">
            <text:p text:style-name="Table_20_Contents">Boost/cut highs</text:p>
          </table:table-cell>
          <table:table-cell table:style-name="Table1.A1" office:value-type="string">
            <text:p text:style-name="Table_20_Contents">Brightness/air shap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(Your BPF is “constant gain”)</text:span></text:p>
          </table:table-cell>
          <table:table-cell table:style-name="Table1.A1" office:value-type="string">
            <text:p text:style-name="Table_20_Contents">Special variant</text:p>
          </table:table-cell>
          <table:table-cell table:style-name="Table1.A1" office:value-type="string">
            <text:p text:style-name="Table_20_Contents">Filter-only use</text:p>
          </table:table-cell>
          <table:table-cell table:style-name="Table1.A1" office:value-type="string">
            <text:p text:style-name="Table_20_Contents">Scientific / algorithmi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3:56:00.269843340</meta:creation-date>
    <dc:date>2025-12-13T13:59:45.228797503</dc:date>
    <meta:editing-duration>PT3M49S</meta:editing-duration>
    <meta:editing-cycles>1</meta:editing-cycles>
    <meta:document-statistic meta:table-count="1" meta:image-count="0" meta:object-count="0" meta:page-count="5" meta:paragraph-count="124" meta:word-count="657" meta:character-count="3978" meta:non-whitespace-character-count="3487"/>
    <meta:generator>LibreOffice/24.2.7.2$Linux_X86_64 LibreOffice_project/420$Build-2</meta:generator>
  </office:meta>
</office:document-meta>
</file>